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5aea" officeooo:paragraph-rsid="00005aea"/>
    </style:style>
    <style:style style:name="P2" style:family="paragraph" style:parent-style-name="Standard">
      <style:text-properties officeooo:paragraph-rsid="00005aea"/>
    </style:style>
    <style:style style:name="P3" style:family="paragraph" style:parent-style-name="Standard">
      <style:text-properties fo:font-weight="bold" officeooo:rsid="00005aea" officeooo:paragraph-rsid="00005aea" style:font-weight-asian="bold" style:font-weight-complex="bold"/>
    </style:style>
    <style:style style:name="P4" style:family="paragraph" style:parent-style-name="Standard">
      <style:text-properties fo:font-weight="bold" officeooo:rsid="00009c41" officeooo:paragraph-rsid="00009c41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09c41" officeooo:paragraph-rsid="00009c41" style:font-weight-asian="bold" style:font-weight-complex="bold"/>
    </style:style>
    <style:style style:name="P6" style:family="paragraph" style:parent-style-name="Standard">
      <style:text-properties fo:font-weight="bold" officeooo:rsid="0001accd" officeooo:paragraph-rsid="0001accd" style:font-weight-asian="bold" style:font-weight-complex="bold"/>
    </style:style>
    <style:style style:name="T1" style:family="text">
      <style:text-properties officeooo:rsid="00005aea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DER BY se utiliza para ordenar el set de resultados en orden ascendente o descendente.</text:p>
      <text:p text:style-name="P1"/>
      <text:p text:style-name="P1">Por ejemplo:</text:p>
      <text:p text:style-name="P2"><text:span text:style-name="T1"><text:line-break/>Ordena los productos por precio:<text:line-break/><text:line-break/></text:span>SELECT * FROM Products<text:line-break/>ORDER BY Price; </text:p>
      <text:p text:style-name="P2"/>
      <text:p text:style-name="P2"/>
      <text:p text:style-name="P3">SINTAXIS</text:p>
      <text:p text:style-name="P3"/>
      <text:p text:style-name="P3"><text:span text:style-name="T2">SELECT </text:span><text:span text:style-name="Emphasis"><text:span text:style-name="T2">column1</text:span></text:span><text:span text:style-name="T2">,</text:span><text:span text:style-name="Emphasis"><text:span text:style-name="T2"> column2, ...</text:span></text:span><text:span text:style-name="T2"><text:line-break/>FROM </text:span><text:span text:style-name="Emphasis"><text:span text:style-name="T2">table_name</text:span></text:span><text:span text:style-name="T2"><text:line-break/>ORDER BY </text:span><text:span text:style-name="Emphasis"><text:span text:style-name="T2">column1, column2, ... </text:span></text:span><text:span text:style-name="T2">ASC|DESC; </text:span></text:p>
      <text:p text:style-name="P3"><text:span text:style-name="T2"/></text:p>
      <text:p text:style-name="P3"><text:span text:style-name="T2"/></text:p>
      <text:p text:style-name="P3">DESC</text:p>
      <text:p text:style-name="P3"><text:span text:style-name="T2"/></text:p>
      <text:p text:style-name="P3"><text:span text:style-name="T2">Cuando queramos ordenar los registros en orden descendente. <text:line-break/>Si no se usa, se ordenan en orden ascendente por defecto.</text:span></text:p>
      <text:p text:style-name="P3"><text:span text:style-name="T2"/></text:p>
      <text:p text:style-name="P3"><text:span text:style-name="T2">Por ejemplo:</text:span></text:p>
      <text:p text:style-name="P3"><text:span text:style-name="T2"/></text:p>
      <text:p text:style-name="P3"><text:span text:style-name="T2">Ordena los productos de precio más alto a más bajo:</text:span></text:p>
      <text:p text:style-name="P3"><text:span text:style-name="T2"/></text:p>
      <text:p text:style-name="P3"><text:span text:style-name="T2">SELECT * FROM Products<text:line-break/>ORDER BY Price DESC; </text:span></text:p>
      <text:p text:style-name="P3"><text:span text:style-name="T2"/></text:p>
      <text:p text:style-name="P3"/>
      <text:p text:style-name="P3">ORDENAR ALFABÉTICAMENTE</text:p>
      <text:p text:style-name="P3"><text:span text:style-name="T2"/></text:p>
      <text:p text:style-name="P3"><text:span text:style-name="T2">Para valores String, ORDER BY ordena los registros alfabéticamente.<text:line-break/>Por ejemplo:</text:span></text:p>
      <text:p text:style-name="P3"><text:span text:style-name="T2"/></text:p>
      <text:p text:style-name="P3"><text:span text:style-name="T2">SELECT * FROM Products<text:line-break/>ORDER BY ProductName; </text:span></text:p>
      <text:p text:style-name="P3"><text:span text:style-name="T2"/></text:p>
      <text:p text:style-name="P4"/>
      <text:p text:style-name="P4">ORDENAR ALFABÉTICAMENTE DESC</text:p>
      <text:p text:style-name="P4"><text:span text:style-name="T2"><text:line-break/>Para ordenar alfabéticamente a la inversa, usamos DESC.</text:span></text:p>
      <text:p text:style-name="P4"><text:span text:style-name="T2">Por ejemplo:</text:span></text:p>
      <text:p text:style-name="P4"><text:span text:style-name="T2"/></text:p>
      <text:p text:style-name="P4"><text:span text:style-name="T2">SELECT * FROM Products</text:span></text:p>
      <text:p text:style-name="P4"><text:span text:style-name="T2">ORDER BY ProductName DESC;</text:span></text:p>
      <text:p text:style-name="P5"><text:span text:style-name="T2"/></text:p>
      <text:p text:style-name="P4"><text:span text:style-name="T2"/></text:p>
      <text:p text:style-name="P6">ORDENAR POR MÚLTIPLES COLUMNAS</text:p>
      <text:p text:style-name="P6"><text:span text:style-name="T2"/></text:p>
      <text:p text:style-name="P6"><text:span text:style-name="T2">El siguiente statement selecciona todos los clientes de la tabla Clientes, ordenado por la columna país y nombreCliente. Esto significa que ordena por país, pero si alguna filas tienen el mismo país, entonces las ordena por nombreCliente.<text:line-break/><text:line-break/>Por ejemplo:</text:span></text:p>
      <text:p text:style-name="P6"><text:span text:style-name="T2"/></text:p>
      <text:p text:style-name="P6"><text:span text:style-name="T2">SELECT * FROM Customers<text:line-break/>ORDER BY Country, CustomerName; </text:span></text:p>
      <text:p text:style-name="P6"><text:span text:style-name="T2"/></text:p>
      <text:p text:style-name="P6"><text:span text:style-name="T2"/></text:p>
      <text:p text:style-name="P6">USANDO TANTO ASC COMO DESC</text:p>
      <text:p text:style-name="P6"><text:span text:style-name="T2"><text:line-break/>El siguiente statement selecciona todos los clientes de la tabla Clientes, ordenados de forma ascendente por el país, y descendente por el nombreCliente:</text:span></text:p>
      <text:p text:style-name="P6"><text:span text:style-name="T2"/></text:p>
      <text:p text:style-name="P6"><text:span text:style-name="T2">SELECT * FROM Customers<text:line-break/>ORDER BY Country ASC, CustomerName DESC;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2:55:31.233000000</meta:creation-date>
    <dc:date>2024-02-22T13:02:07.307000000</dc:date>
    <meta:editing-duration>PT6M34S</meta:editing-duration>
    <meta:editing-cycles>3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24" meta:word-count="212" meta:character-count="1372" meta:non-whitespace-character-count="1172"/>
  </office:meta>
</office:document-meta>
</file>